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style:text-underline-style="none" fo:font-weight="bold" officeooo:rsid="0000afcb" officeooo:paragraph-rsid="00345374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00afcb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text-properties officeooo:paragraph-rsid="002bae63"/>
    </style:style>
    <style:style style:name="P36" style:family="paragraph" style:parent-style-name="Standard" style:list-style-name="L1">
      <style:text-properties officeooo:paragraph-rsid="002fad1b"/>
    </style:style>
    <style:style style:name="P3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5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13">
      <style:text-properties style:font-name="Segoe UI" fo:font-size="10pt" fo:font-style="normal" style:text-underline-style="none" fo:font-weight="normal" officeooo:rsid="00345374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5">
      <style:text-properties style:font-name="Segoe UI" fo:font-size="10pt" fo:font-style="normal" style:text-underline-style="none" fo:font-weight="normal" officeooo:rsid="003eb0d8" officeooo:paragraph-rsid="003eb0d8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Standard" style:list-style-name="L3"/>
    <style:style style:name="P72" style:family="paragraph" style:parent-style-name="Standard" style:list-style-name="L3">
      <style:text-properties officeooo:paragraph-rsid="00283fb8"/>
    </style:style>
    <style:style style:name="P73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4" style:family="paragraph" style:parent-style-name="Standard" style:list-style-name="L8">
      <style:text-properties officeooo:paragraph-rsid="002bae63"/>
    </style:style>
    <style:style style:name="P75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76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7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78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9" style:family="paragraph" style:parent-style-name="Standard" style:list-style-name="L9">
      <style:text-properties officeooo:paragraph-rsid="002bae63"/>
    </style:style>
    <style:style style:name="P80" style:family="paragraph" style:parent-style-name="Standard" style:list-style-name="L11">
      <style:text-properties officeooo:paragraph-rsid="002fad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solid" style:text-underline-width="auto" style:text-underline-color="font-color" officeooo:rsid="00347db8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60897"/>
    </style:style>
    <style:style style:name="T24" style:family="text">
      <style:text-properties style:text-underline-style="none" officeooo:rsid="0006403f"/>
    </style:style>
    <style:style style:name="T25" style:family="text">
      <style:text-properties style:text-underline-style="none" officeooo:rsid="00067cd3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0e69cb"/>
    </style:style>
    <style:style style:name="T28" style:family="text">
      <style:text-properties style:text-underline-style="none" officeooo:rsid="00101041"/>
    </style:style>
    <style:style style:name="T29" style:family="text">
      <style:text-properties style:text-underline-style="none" officeooo:rsid="0011bad6"/>
    </style:style>
    <style:style style:name="T30" style:family="text">
      <style:text-properties style:text-underline-style="none" officeooo:rsid="0009e6a9"/>
    </style:style>
    <style:style style:name="T31" style:family="text">
      <style:text-properties style:text-underline-style="none" officeooo:rsid="00127e04"/>
    </style:style>
    <style:style style:name="T32" style:family="text">
      <style:text-properties style:text-underline-style="none" officeooo:rsid="0014545f"/>
    </style:style>
    <style:style style:name="T33" style:family="text">
      <style:text-properties style:text-underline-style="none" officeooo:rsid="001982d8"/>
    </style:style>
    <style:style style:name="T34" style:family="text">
      <style:text-properties style:text-underline-style="none" officeooo:rsid="001b6952"/>
    </style:style>
    <style:style style:name="T35" style:family="text">
      <style:text-properties style:text-underline-style="none" officeooo:rsid="001f01e6"/>
    </style:style>
    <style:style style:name="T36" style:family="text">
      <style:text-properties style:text-underline-style="none" officeooo:rsid="0020d0e9"/>
    </style:style>
    <style:style style:name="T37" style:family="text">
      <style:text-properties style:text-underline-style="none" officeooo:rsid="002bae63"/>
    </style:style>
    <style:style style:name="T38" style:family="text">
      <style:text-properties style:text-underline-style="none" officeooo:rsid="002fad1b"/>
    </style:style>
    <style:style style:name="T39" style:family="text">
      <style:text-properties style:text-underline-style="none" officeooo:rsid="00312a45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e78f" style:font-style-asian="italic" style:font-style-complex="italic"/>
    </style:style>
    <style:style style:name="T43" style:family="text">
      <style:text-properties fo:font-style="italic" officeooo:rsid="002d8daf" style:font-style-asian="italic" style:font-style-complex="italic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02d49d" style:font-size-asian="12pt" style:font-style-asian="normal"/>
    </style:style>
    <style:style style:name="T46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7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0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1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2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4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5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6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8" style:family="text">
      <style:text-properties officeooo:rsid="00060897"/>
    </style:style>
    <style:style style:name="T59" style:family="text">
      <style:text-properties officeooo:rsid="0006403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a28b0" style:font-weight-asian="bold" style:font-weight-complex="bold"/>
    </style:style>
    <style:style style:name="T62" style:family="text">
      <style:text-properties fo:font-weight="bold" officeooo:rsid="0024e78f" style:font-weight-asian="bold" style:font-weight-complex="bold"/>
    </style:style>
    <style:style style:name="T63" style:family="text">
      <style:text-properties fo:font-weight="bold" officeooo:rsid="002d8daf" style:font-weight-asian="bold" style:font-weight-complex="bold"/>
    </style:style>
    <style:style style:name="T64" style:family="text">
      <style:text-properties fo:font-weight="bold" officeooo:rsid="00158aca" style:font-weight-asian="bold" style:font-weight-complex="bold"/>
    </style:style>
    <style:style style:name="T65" style:family="text">
      <style:text-properties fo:font-weight="bold" officeooo:rsid="00347db8" style:font-weight-asian="bold" style:font-weight-complex="bold"/>
    </style:style>
    <style:style style:name="T66" style:family="text">
      <style:text-properties officeooo:rsid="00067cd3"/>
    </style:style>
    <style:style style:name="T67" style:family="text">
      <style:text-properties officeooo:rsid="000a28b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27e04" style:font-weight-asian="normal" style:font-weight-complex="normal"/>
    </style:style>
    <style:style style:name="T70" style:family="text">
      <style:text-properties fo:font-weight="normal" officeooo:rsid="00158aca" style:font-weight-asian="normal" style:font-weight-complex="normal"/>
    </style:style>
    <style:style style:name="T71" style:family="text">
      <style:text-properties fo:font-weight="normal" officeooo:rsid="0016018e" style:font-weight-asian="normal" style:font-weight-complex="normal"/>
    </style:style>
    <style:style style:name="T72" style:family="text">
      <style:text-properties fo:font-weight="normal" officeooo:rsid="001d6521" style:font-weight-asian="normal" style:font-weight-complex="normal"/>
    </style:style>
    <style:style style:name="T73" style:family="text">
      <style:text-properties fo:font-weight="normal" officeooo:rsid="00345374" style:font-weight-asian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7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style:font-style-asian="normal" style:font-style-complex="normal"/>
    </style:style>
    <style:style style:name="T8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86" style:family="text">
      <style:text-properties officeooo:rsid="00127e04"/>
    </style:style>
    <style:style style:name="T87" style:family="text">
      <style:text-properties officeooo:rsid="0016018e"/>
    </style:style>
    <style:style style:name="T88" style:family="text">
      <style:text-properties officeooo:rsid="001982d8"/>
    </style:style>
    <style:style style:name="T89" style:family="text">
      <style:text-properties officeooo:rsid="0024e78f"/>
    </style:style>
    <style:style style:name="T90" style:family="text">
      <style:text-properties officeooo:rsid="00264f91"/>
    </style:style>
    <style:style style:name="T91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Segoe UI" fo:font-size="10pt" fo:font-style="normal" style:text-underline-style="none" fo:font-weight="normal" officeooo:rsid="00329eb8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none" fo:font-weight="normal" officeooo:rsid="00345374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15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6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17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18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19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20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21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22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style:text-underline-style="none" fo:font-weight="normal" officeooo:rsid="00345374" style:font-size-asian="10pt" style:font-weight-asian="normal" style:font-size-complex="10pt" style:font-weight-complex="normal"/>
    </style:style>
    <style:style style:name="T125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26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27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8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33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35" style:family="text">
      <style:text-properties officeooo:rsid="002d8daf"/>
    </style:style>
    <style:style style:name="T136" style:family="text">
      <style:text-properties officeooo:rsid="00347d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4">Pre-condizioni </text:span><text:span text:style-name="T45">generali </text:span><text:span text:style-name="T44">: </text:span><text:span text:style-name="T49">L’attore è identificato con un’istanza </text:span><text:span text:style-name="T55">ch</text:span><text:span text:style-name="T51"> di Chef</text:span><text:span text:style-name="T48"> ed esiste almeno un’</text:span><text:span text:style-name="T54">istanza di</text:span><text:span text:style-name="T48"> </text:span><text:span text:style-name="T54">E</text:span><text:span text:style-name="T48">vento </text:span><text:span text:style-name="T57">e</text:span><text:span text:style-name="T53"> tale che </text:span><text:span text:style-name="T57">e</text:span><text:span text:style-name="T53"> </text:span><text:span text:style-name="T47">è</text:span><text:span text:style-name="T53"> </text:span><text:span text:style-name="T46">assegnato a</text:span><text:span text:style-name="T52"> </text:span><text:span text:style-name="T56">ch</text:span><text:span text:style-name="T53"> </text:span><text:span text:style-name="T50">in</text:span><text:span text:style-name="T48"> corso affidatogli.</text:span></text:p>
      <text:p text:style-name="P31"/>
      <text:p text:style-name="P2"/>
      <text:p text:style-name="P1"/>
      <text:p text:style-name="P1"><text:span text:style-name="T58">1</text:span>. <text:span text:style-name="T58">apriFoglioRiepilogativo</text:span>(<text:span text:style-name="T5">evento</text:span><text:span text:style-name="T27"> : Evento, </text:span><text:span text:style-name="T5">servizio</text:span><text:span text:style-name="T27"> : Servizio</text:span><text:span text:style-name="T22">)</text:span></text:p>
      <text:p text:style-name="P10"/>
      <text:p text:style-name="P16">Pre-condizioni :</text:p>
      <text:list xml:id="list2030855701" text:style-name="L1">
        <text:list-item>
          <text:p text:style-name="P37">evento<text:span text:style-name="T22"> </text:span><text:span text:style-name="T26">è assegnato a </text:span><text:span text:style-name="T40">ch</text:span></text:p>
        </text:list-item>
        <text:list-item>
          <text:p text:style-name="P38">evento<text:span text:style-name="T22"> </text:span><text:span text:style-name="T26">prevede</text:span><text:span text:style-name="T22"> </text:span>servizio</text:p>
        </text:list-item>
      </text:list>
      <text:p text:style-name="P23"/>
      <text:p text:style-name="P16">Post-condizioni : </text:p>
      <text:list xml:id="list3844433091" text:style-name="L2">
        <text:list-item>
          <text:p text:style-name="P62"><text:span text:style-name="T74">Se esiste in memoria un FoglioRiepilogativo tale che </text:span><text:span text:style-name="T75">si riferisca a </text:span><text:span text:style-name="T76">servizio</text:span><text:span text:style-name="T74"> e </text:span>ch<text:span text:style-name="T74"> lo </text:span><text:span text:style-name="T75">gestisce</text:span><text:span text:style-name="T74">, è stata creata una istanza </text:span>foglio<text:span text:style-name="T74"> avente le informazioni memorizzate</text:span></text:p>
        </text:list-item>
        <text:list-item>
          <text:p text:style-name="P42">Altrimenti</text:p>
          <text:list>
            <text:list-item>
              <text:p text:style-name="P43">è stata creata una nuova istanza <text:span text:style-name="T41">foglio</text:span> di FoglioRiepilogativo</text:p>
            </text:list-item>
            <text:list-item>
              <text:p text:style-name="P63">foglio<text:span text:style-name="T74"> </text:span><text:span text:style-name="T75">si riferisce a </text:span><text:span text:style-name="T76">servizio</text:span></text:p>
            </text:list-item>
            <text:list-item>
              <text:p text:style-name="P63">ch <text:span text:style-name="T75">gestisce</text:span><text:span text:style-name="T74"> </text:span>foglio</text:p>
            </text:list-item>
            <text:list-item>
              <text:p text:style-name="P44">dato il Menù <text:span text:style-name="T41">m</text:span> <text:span text:style-name="T60">in uso in</text:span> <text:span text:style-name="T1">servizio</text:span>, per ogni Mansione di Cucina <text:span text:style-name="T41">man</text:span> che <text:span text:style-name="T60">/serve per </text:span><text:span text:style-name="T41">m</text:span></text:p>
              <text:p text:style-name="P44">è stata creata un’istanza <text:span text:style-name="T41">compito</text:span> di Compito, <text:span text:style-name="T41">compito</text:span> <text:span text:style-name="T60">realizza</text:span> <text:span text:style-name="T41">man</text:span> e <text:span text:style-name="T42">foglio</text:span><text:span text:style-name="T89"> </text:span><text:span text:style-name="T62">elenca</text:span><text:span text:style-name="T89"> </text:span><text:span text:style-name="T42">compito</text:span></text:p>
            </text:list-item>
          </text:list>
        </text:list-item>
      </text:list>
      <text:p text:style-name="P32"/>
      <text:p text:style-name="P4"/>
      <text:p text:style-name="P4"/>
      <text:p text:style-name="P4"><text:span text:style-name="T59">1a</text:span>.<text:span text:style-name="T59">1</text:span> <text:span text:style-name="T59">ripristinaFoglio</text:span>(<text:span text:style-name="T2">foglio</text:span><text:span text:style-name="T23"> : </text:span><text:span text:style-name="T24">FoglioRiepilogativo</text:span><text:span text:style-name="T22">)</text:span></text:p>
      <text:p text:style-name="P11"/>
      <text:p text:style-name="P17">Pre-condizioni :</text:p>
      <text:list xml:id="list151958192002347" text:continue-list="list2030855701" text:style-name="L1">
        <text:list-item>
          <text:p text:style-name="P45">sono stat<text:span text:style-name="T90">e</text:span>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3227650230" text:style-name="L3">
        <text:list-item>
          <text:p text:style-name="P54">dato il Menù <text:span text:style-name="T41">m</text:span> <text:span text:style-name="T60">in uso nel</text:span> Servizio a cui <text:span text:style-name="T60">si riferisce </text:span><text:span text:style-name="T1">foglio</text:span> </text:p>
          <text:list>
            <text:list-item>
              <text:p text:style-name="P72"><text:span text:style-name="T92">per ogni Mansione di Cucina </text:span><text:span text:style-name="T111">man</text:span><text:span text:style-name="T92"> tale che </text:span><text:span text:style-name="T111">man</text:span><text:span text:style-name="T92"> </text:span><text:span text:style-name="T103">non</text:span><text:span text:style-name="T92"> </text:span><text:span text:style-name="T103">/serve per</text:span><text:span text:style-name="T92"> </text:span><text:span text:style-name="T111">m</text:span><text:span text:style-name="T92"> e per ogni Compito </text:span><text:span text:style-name="T111">compito</text:span><text:span text:style-name="T92"> tale che </text:span><text:span text:style-name="T111">compito</text:span><text:span text:style-name="T92"> </text:span><text:span text:style-name="T103">realizza</text:span><text:span text:style-name="T92"> </text:span><text:span text:style-name="T111">man</text:span><text:span text:style-name="T92">, </text:span><text:span text:style-name="T111">compito</text:span><text:span text:style-name="T92"> è eliminato</text:span></text:p>
            </text:list-item>
            <text:list-item>
              <text:p text:style-name="P71"><text:span text:style-name="T92">per ogni Mansione di Cucina </text:span><text:span text:style-name="T111">man</text:span><text:span text:style-name="T92"> tale che </text:span><text:span text:style-name="T111">man</text:span><text:span text:style-name="T92"> </text:span><text:span text:style-name="T103">serve per</text:span><text:span text:style-name="T92"> </text:span><text:span text:style-name="T111">m</text:span><text:span text:style-name="T92"> e per ogni Compito </text:span><text:span text:style-name="T111">compito </text:span><text:span text:style-name="T92">tale che </text:span><text:span text:style-name="T111">compito</text:span><text:span text:style-name="T92"> </text:span><text:span text:style-name="T103">realizza</text:span><text:span text:style-name="T92"> </text:span><text:span text:style-name="T111">man</text:span></text:p>
              <text:list>
                <text:list-item>
                  <text:p text:style-name="P73"><text:span text:style-name="T116">compito</text:span><text:span text:style-name="T91">.stima tempo = 0</text:span></text:p>
                </text:list-item>
                <text:list-item>
                  <text:p text:style-name="P73"><text:span text:style-name="T116">compito</text:span><text:span text:style-name="T91">.da preparare = sì</text:span></text:p>
                </text:list-item>
                <text:list-item>
                  <text:p text:style-name="P73"><text:span text:style-name="T116">compito</text:span><text:span text:style-name="T91">.quantità = “”</text:span></text:p>
                </text:list-item>
                <text:list-item>
                  <text:p text:style-name="P73"><text:span text:style-name="T91">[se un Cuoco </text:span><text:span text:style-name="T116">c</text:span><text:span text:style-name="T91"> </text:span><text:span text:style-name="T102">lavora a </text:span><text:span text:style-name="T116">compito</text:span><text:span text:style-name="T91">] <text:s/>l’associazione </text:span><text:span text:style-name="T102">lavora a </text:span><text:span text:style-name="T91">tra </text:span><text:span text:style-name="T116">c</text:span><text:span text:style-name="T91"> e </text:span><text:span text:style-name="T116">compito</text:span><text:span text:style-name="T91"> è eliminata</text:span></text:p>
                </text:list-item>
                <text:list-item>
                  <text:p text:style-name="P73"><text:span text:style-name="T91">[se </text:span><text:span text:style-name="T116">compito</text:span><text:span text:style-name="T91"> </text:span><text:span text:style-name="T102">è svolto in </text:span><text:span text:style-name="T91">un Turno </text:span><text:span text:style-name="T116">t</text:span><text:span text:style-name="T91">] <text:s/>l’associazione </text:span><text:span text:style-name="T102">è svolto in </text:span><text:span text:style-name="T91">tra </text:span><text:span text:style-name="T116">compio </text:span><text:span text:style-name="T91">e </text:span><text:span text:style-name="T116">t</text:span><text:span text:style-name="T91"> è eliminata</text:span>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"/>
      <text:p text:style-name="P3"/>
      <text:p text:style-name="P3"><text:span text:style-name="T66">2</text:span>. <text:span text:style-name="T59">aggiungiCompito</text:span>(<text:span text:style-name="T8">foglio</text:span><text:span text:style-name="T28"> : FoglioRiepilogativo, </text:span><text:span text:style-name="T14">mansione</text:span><text:span text:style-name="T28"> : </text:span><text:span text:style-name="T35">MansioneDiCucina</text:span><text:span text:style-name="T22">)</text:span></text:p>
      <text:p text:style-name="P11"><text:soft-page-break/></text:p>
      <text:p text:style-name="P17">Pre-condizioni :</text:p>
      <text:list xml:id="list151958214438990" text:continue-list="list151958192002347" text:style-name="L1">
        <text:list-item>
          <text:p text:style-name="P46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3129845118" text:style-name="L4">
        <text:list-item>
          <text:p text:style-name="P53">è stata creata una nuova istanza <text:span text:style-name="T41">compito</text:span> di Compito</text:p>
        </text:list-item>
        <text:list-item>
          <text:p text:style-name="P64">compito<text:span text:style-name="T74"> </text:span><text:span text:style-name="T75">realizza</text:span><text:span text:style-name="T74"> </text:span><text:span text:style-name="T77">mansione</text:span></text:p>
        </text:list-item>
        <text:list-item>
          <text:p text:style-name="P67"><text:span text:style-name="T74">foglio</text:span><text:span text:style-name="T80"> </text:span><text:span text:style-name="T81">elenca</text:span><text:span text:style-name="T80"> </text:span><text:span text:style-name="T22">compito</text:span></text:p>
        </text:list-item>
      </text:list>
      <text:p text:style-name="P32"/>
      <text:p text:style-name="P32"/>
      <text:p text:style-name="P32"/>
      <text:p text:style-name="P3"><text:span text:style-name="T66">2a</text:span>.<text:span text:style-name="T66">1</text:span> <text:span text:style-name="T88">eliminaCompito</text:span>(<text:span text:style-name="T12">foglio</text:span><text:span text:style-name="T33"> : FoglioRiepilogativo, </text:span><text:span text:style-name="T12">compito</text:span><text:span text:style-name="T33"> : Compito</text:span><text:span text:style-name="T22">)</text:span></text:p>
      <text:p text:style-name="P11"/>
      <text:p text:style-name="P17">Pre-condizioni :</text:p>
      <text:list xml:id="list151957224383680" text:continue-list="list151958214438990" text:style-name="L1">
        <text:list-item>
          <text:p text:style-name="P47">sono state <text:span text:style-name="T90">aperte</text:span> una o più istanze di FoglioRiepilogativo comprendenti <text:span text:style-name="T1">foglio</text:span> </text:p>
        </text:list-item>
        <text:list-item>
          <text:p text:style-name="P68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17">Post-condizioni : </text:p>
      <text:list xml:id="list2045559883" text:style-name="L5">
        <text:list-item>
          <text:p text:style-name="P61">la relazione <text:span text:style-name="T60">elenca</text:span> tra <text:span text:style-name="T1">foglio</text:span> e <text:span text:style-name="T1">compito</text:span> è eliminata</text:p>
        </text:list-item>
        <text:list-item>
          <text:p text:style-name="P61">[se <text:span text:style-name="T1">compito</text:span> <text:span text:style-name="T60">è svolto in </text:span>un Turno <text:span text:style-name="T41">turno</text:span>] la relazione <text:span text:style-name="T60">è svolto in</text:span> tra <text:span text:style-name="T1">compito</text:span> e <text:span text:style-name="T41">turno</text:span> è eliminata</text:p>
        </text:list-item>
        <text:list-item>
          <text:p text:style-name="P39">compito<text:span text:style-name="T22"> è eliminato</text:span></text:p>
        </text:list-item>
      </text:list>
      <text:p text:style-name="P32"/>
      <text:p text:style-name="P3"/>
      <text:p text:style-name="P3"><text:span text:style-name="T66">3</text:span>. <text:span text:style-name="T66">ordinaCompiti</text:span>(<text:span text:style-name="T9">foglio</text:span><text:span text:style-name="T29"> : FoglioRiepilogativo, </text:span><text:span text:style-name="T30">ordinamento</text:span><text:span text:style-name="T22">)</text:span></text:p>
      <text:p text:style-name="P11"/>
      <text:p text:style-name="P17">Pre-condizioni :</text:p>
      <text:list xml:id="list151957204977667" text:continue-list="list151957224383680" text:style-name="L1">
        <text:list-item>
          <text:p text:style-name="P48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3423042412" text:style-name="L6">
        <text:list-item>
          <text:p text:style-name="P55">l’associazione <text:span text:style-name="T61">elenca</text:span><text:span text:style-name="T67"> fra </text:span><text:span text:style-name="T4">foglio</text:span><text:span text:style-name="T67"> ed i Compiti è modificata in accordo a </text:span><text:span text:style-name="T4">ordinamento</text:span></text:p>
        </text:list-item>
      </text:list>
      <text:p text:style-name="P32"/>
      <text:p text:style-name="P32"/>
      <text:p text:style-name="P6"><text:span text:style-name="T86">4</text:span>. <text:span text:style-name="T86">consultaTabelloneTurni</text:span>(<text:span text:style-name="T22">)</text:span></text:p>
      <text:p text:style-name="P13"/>
      <text:p text:style-name="P19">Pre-condizioni : <text:span text:style-name="T69">assenti, potrebbe essere eseguita in qualsiasi momento / UC</text:span></text:p>
      <text:p text:style-name="P19">Post-condizioni : <text:span text:style-name="T69">assenti, è un’interrogazione al sistema</text:span></text:p>
      <text:p text:style-name="P32"/>
      <text:p text:style-name="P3"/>
      <text:p text:style-name="P3"/>
      <text:p text:style-name="P3"/>
      <text:p text:style-name="P3"/>
      <text:p text:style-name="P3"/>
      <text:p text:style-name="P3"><text:span text:style-name="T86">5</text:span>. <text:span text:style-name="T66">assegnaCompito</text:span>(<text:span text:style-name="T11">foglio</text:span><text:span text:style-name="T32"> : FoglioRiepilogativo, </text:span><text:span text:style-name="T10">compito</text:span><text:span text:style-name="T31"> : Compito, </text:span><text:span text:style-name="T10">turno</text:span><text:span text:style-name="T31"> : Turno, </text:span><text:span text:style-name="T10">cuoco?</text:span><text:span text:style-name="T31"> : Cuoco, </text:span><text:span text:style-name="T15">stimaT</text:span><text:span text:style-name="T10">empo?</text:span><text:span text:style-name="T31"> : minuti, </text:span><text:span text:style-name="T10">quantità?</text:span><text:span text:style-name="T31"> : </text:span><text:span text:style-name="T36">testo</text:span><text:span text:style-name="T22">)</text:span></text:p>
      <text:p text:style-name="P11"/>
      <text:p text:style-name="P17"><text:soft-page-break/>Pre-condizioni :</text:p>
      <text:list xml:id="list151958427723897" text:continue-list="list151957204977667" text:style-name="L1">
        <text:list-item>
          <text:p text:style-name="P49">sono state <text:span text:style-name="T90">aperte</text:span> una o più istanze di FoglioRiepilogativo comprendenti <text:span text:style-name="T1">foglio</text:span> </text:p>
        </text:list-item>
        <text:list-item>
          <text:p text:style-name="P69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22">Post-condizioni : <text:span text:style-name="T70">se </text:span><text:span text:style-name="T73">[ </text:span><text:span text:style-name="T6">cuoco</text:span><text:span text:style-name="T71"> non è specificato oppure </text:span><text:span text:style-name="T6">cuoco</text:span><text:span text:style-name="T71"> </text:span><text:span text:style-name="T87">è disponibile in</text:span><text:span text:style-name="T71"> </text:span><text:span text:style-name="T6">turno</text:span><text:span text:style-name="T71"> </text:span><text:span text:style-name="T73">] </text:span></text:p>
      <text:p text:style-name="P22"><text:span text:style-name="T73">AND</text:span><text:span text:style-name="T71"> </text:span><text:span text:style-name="T6">turno</text:span><text:span text:style-name="T71">.</text:span><text:span text:style-name="T72">stato temporale != passato </text:span><text:span text:style-name="T73">AND </text:span><text:span text:style-name="T7">turno</text:span><text:span text:style-name="T73">.completo <text:s/>= no</text:span></text:p>
      <text:list xml:id="list1466367642" text:style-name="L7">
        <text:list-item>
          <text:p text:style-name="P65"><text:span text:style-name="T68">ch</text:span><text:span text:style-name="T83"> </text:span><text:span text:style-name="T74">attribuisce</text:span><text:span text:style-name="T83"> </text:span><text:span text:style-name="T78">compito</text:span></text:p>
        </text:list-item>
        <text:list-item>
          <text:p text:style-name="P70"><text:span text:style-name="T83">compito</text:span><text:span text:style-name="T82"> </text:span><text:span text:style-name="T80">è svolto in</text:span><text:span text:style-name="T82"> </text:span><text:span text:style-name="T83">turno</text:span></text:p>
        </text:list-item>
        <text:list-item>
          <text:p text:style-name="P66"><text:span text:style-name="T83">[se è specificato un </text:span><text:span text:style-name="T78">cuoco</text:span><text:span text:style-name="T83">] <text:s/></text:span><text:span text:style-name="T78">cuoco</text:span><text:span text:style-name="T83"> </text:span><text:span text:style-name="T74">lavora a </text:span><text:span text:style-name="T78">compito</text:span></text:p>
        </text:list-item>
        <text:list-item>
          <text:p text:style-name="P66"><text:span text:style-name="T83">[se è specificato un </text:span><text:span text:style-name="T78">tempo</text:span><text:span text:style-name="T83">] <text:s/></text:span><text:span text:style-name="T78">compito</text:span><text:span text:style-name="T83">.</text:span><text:span text:style-name="T85">stima tempo</text:span><text:span text:style-name="T83"> = </text:span><text:span text:style-name="T79">stimaT</text:span><text:span text:style-name="T78">empo</text:span></text:p>
        </text:list-item>
        <text:list-item>
          <text:p text:style-name="P66"><text:span text:style-name="T83">[se è specificata una </text:span><text:span text:style-name="T78">quantità</text:span><text:span text:style-name="T83">] <text:s/></text:span><text:span text:style-name="T78">compito</text:span><text:span text:style-name="T83">.</text:span><text:span text:style-name="T84">quantità =</text:span><text:span text:style-name="T74"> </text:span><text:span text:style-name="T78">quantità</text:span></text:p>
        </text:list-item>
      </text:list>
      <text:p text:style-name="P34"/>
      <text:p text:style-name="P32"/>
      <text:p text:style-name="P32"/>
      <text:p text:style-name="P7"><text:span text:style-name="T86">5a</text:span>.<text:span text:style-name="T66">1</text:span> <text:span text:style-name="T66">modificaCuoco</text:span>(<text:span text:style-name="T11">foglio</text:span><text:span text:style-name="T32"> : FoglioRiepilogativo, </text:span><text:span text:style-name="T10">compito</text:span><text:span text:style-name="T31"> : Compito, </text:span><text:span text:style-name="T10">cuoco?</text:span><text:span text:style-name="T31"> : Cuoco</text:span><text:span text:style-name="T22">)</text:span></text:p>
      <text:p text:style-name="P11"/>
      <text:p text:style-name="P17">Pre-condizioni :</text:p>
      <text:list xml:id="list151956822618220" text:continue-list="list151958427723897" text:style-name="L1">
        <text:list-item>
          <text:p text:style-name="P50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1036889963" text:style-name="L8">
        <text:list-item>
          <text:p text:style-name="P74"><text:span text:style-name="T117">se </text:span><text:span text:style-name="T128">cuoco</text:span><text:span text:style-name="T118"> è specificato <text:s/></text:span><text:span text:style-name="T122">AND <text:s/>[</text:span><text:span text:style-name="T124">SE</text:span><text:span text:style-name="T118"> </text:span><text:span text:style-name="T119">esiste un Turno </text:span><text:span text:style-name="T112">turno</text:span><text:span text:style-name="T93"> tale che </text:span><text:span text:style-name="T107">compito</text:span><text:span text:style-name="T93"> </text:span><text:span text:style-name="T104">è svolto in</text:span><text:span text:style-name="T93"> </text:span><text:span text:style-name="T112">turno</text:span><text:span text:style-name="T93"> </text:span><text:span text:style-name="T101">ALLORA</text:span><text:span text:style-name="T93"> </text:span><text:span text:style-name="T107">cuoco</text:span><text:span text:style-name="T93"> </text:span><text:span text:style-name="T104">è disponibile in</text:span><text:span text:style-name="T93"> </text:span><text:span text:style-name="T112">turno</text:span><text:span text:style-name="T99">]</text:span></text:p>
          <text:list>
            <text:list-item>
              <text:p text:style-name="P75"><text:span text:style-name="T131">[se un cuoco </text:span><text:span text:style-name="T115">cuoco</text:span><text:span text:style-name="T131"> </text:span><text:span text:style-name="T134">lavora a </text:span><text:span text:style-name="T127">compito</text:span><text:span text:style-name="T131">] <text:s/>la relazione </text:span><text:span text:style-name="T134">lavora a </text:span><text:span text:style-name="T131">tra </text:span><text:span text:style-name="T115">cuoco</text:span><text:span text:style-name="T131"> e </text:span><text:span text:style-name="T127">compito</text:span><text:span text:style-name="T131"> è eliminata</text:span></text:p>
            </text:list-item>
            <text:list-item>
              <text:p text:style-name="P76"><text:span text:style-name="T131">cuoco</text:span><text:span text:style-name="T116"> </text:span><text:span text:style-name="T125">lavora a </text:span><text:span text:style-name="T131">compito</text:span></text:p>
            </text:list-item>
          </text:list>
        </text:list-item>
        <text:list-item>
          <text:p text:style-name="P76"><text:span text:style-name="T116">se </text:span><text:span text:style-name="T131">cuoco</text:span><text:span text:style-name="T116"> non è specificato</text:span></text:p>
          <text:list>
            <text:list-item>
              <text:p text:style-name="P75"><text:span text:style-name="T131">[se un cuoco </text:span><text:span text:style-name="T115">cuoco</text:span><text:span text:style-name="T131"> </text:span><text:span text:style-name="T134">lavora a </text:span><text:span text:style-name="T127">compito</text:span><text:span text:style-name="T131">] <text:s/>la relazione </text:span><text:span text:style-name="T134">lavora a </text:span><text:span text:style-name="T131">tra </text:span><text:span text:style-name="T115">cuoco</text:span><text:span text:style-name="T131"> e </text:span><text:span text:style-name="T127">compito</text:span><text:span text:style-name="T131"> è eliminata</text:span></text:p>
            </text:list-item>
          </text:list>
        </text:list-item>
      </text:list>
      <text:p text:style-name="P26"/>
      <text:p text:style-name="P26"/>
      <text:p text:style-name="P8"><text:span text:style-name="T86">5b</text:span>.<text:span text:style-name="T66">1</text:span> <text:span text:style-name="T66">modificaTurno</text:span>(<text:span text:style-name="T11">foglio</text:span><text:span text:style-name="T32"> : FoglioRiepilogativo, </text:span><text:span text:style-name="T10">compito</text:span><text:span text:style-name="T31"> : Compito, </text:span><text:span text:style-name="T16">turno</text:span><text:span text:style-name="T10">?</text:span><text:span text:style-name="T31"> : </text:span><text:span text:style-name="T37">Turno</text:span><text:span text:style-name="T22">)</text:span></text:p>
      <text:p text:style-name="P14"/>
      <text:p text:style-name="P20">Pre-condizioni :</text:p>
      <text:list xml:id="list151957159336758" text:continue-list="list151956822618220" text:style-name="L1">
        <text:list-item>
          <text:p text:style-name="P51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2913954635" text:style-name="L9">
        <text:list-item>
          <text:p text:style-name="P77"><text:span text:style-name="T116">se </text:span><text:span text:style-name="T132">turno</text:span><text:span text:style-name="T116"> non è specificato</text:span></text:p>
          <text:list>
            <text:list-item>
              <text:p text:style-name="P56"><text:span text:style-name="T117">[se </text:span><text:span text:style-name="T20">compito</text:span><text:span text:style-name="T117"> </text:span><text:span text:style-name="T63">è svolto in</text:span><text:span text:style-name="T135"> un Turno </text:span><text:span text:style-name="T43">turno</text:span><text:span text:style-name="T117">] <text:s/>la relazione </text:span><text:span text:style-name="T63">è svolto in</text:span><text:span text:style-name="T64"> </text:span><text:span text:style-name="T117">tra </text:span><text:span text:style-name="T17">compito</text:span><text:span text:style-name="T117"> e </text:span><text:span text:style-name="T43">turno </text:span><text:span text:style-name="T117">è eliminata</text:span></text:p>
            </text:list-item>
          </text:list>
        </text:list-item>
        <text:list-item>
          <text:p text:style-name="P79"><text:span text:style-name="T117">se </text:span><text:span text:style-name="T129">turno</text:span><text:span text:style-name="T118"> è specificato <text:s/></text:span><text:span text:style-name="T121">AND </text:span><text:span text:style-name="T118"><text:s/></text:span><text:span text:style-name="T129">turno</text:span><text:span text:style-name="T120">.stato temporale != passato</text:span><text:span text:style-name="T118"> </text:span><text:span text:style-name="T119"><text:s/></text:span><text:span text:style-name="T121">AND <text:s/></text:span><text:span text:style-name="T130">turno</text:span><text:span text:style-name="T123">.completo = no<text:line-break/>AND</text:span><text:span text:style-name="T121"> </text:span><text:span text:style-name="T120"><text:s/></text:span><text:span text:style-name="T121">[</text:span><text:span text:style-name="T123">SE</text:span><text:span text:style-name="T121"> </text:span><text:span text:style-name="T119">esiste un </text:span><text:span text:style-name="T95">Cuoco </text:span><text:span text:style-name="T113">cuoco</text:span><text:span text:style-name="T95"> tale che </text:span><text:span text:style-name="T113">cuoco </text:span><text:span text:style-name="T106">lavora a </text:span><text:span text:style-name="T109">compito</text:span><text:span text:style-name="T96"> </text:span><text:span text:style-name="T100">ALLORA</text:span><text:span text:style-name="T96"> </text:span><text:span text:style-name="T114">cuoco </text:span><text:span text:style-name="T106">è disponibile in </text:span><text:span text:style-name="T109">turno</text:span><text:span text:style-name="T96">]</text:span></text:p>
          <text:list>
            <text:list-item>
              <text:p text:style-name="P57"><text:span text:style-name="T131">[se </text:span><text:span text:style-name="T1">compito</text:span><text:span text:style-name="T131"> </text:span><text:span text:style-name="T63">è svolto in</text:span><text:span text:style-name="T135"> un Turno </text:span><text:span text:style-name="T43">turno</text:span><text:span text:style-name="T131">] <text:s/>la relazione </text:span><text:span text:style-name="T63">è svolto in</text:span><text:span text:style-name="T60"> </text:span><text:span text:style-name="T131">tra </text:span><text:span text:style-name="T17">compito</text:span><text:span text:style-name="T131"> e </text:span><text:span text:style-name="T43">turno </text:span><text:span text:style-name="T131">è eliminata</text:span></text:p>
            </text:list-item>
            <text:list-item>
              <text:p text:style-name="P78"><text:span text:style-name="T131">compito</text:span><text:span text:style-name="T116"> </text:span><text:span text:style-name="T126">è svolto in</text:span><text:span text:style-name="T122"> </text:span><text:span text:style-name="T133">turno</text:span></text:p>
            </text:list-item>
          </text:list>
        </text:list-item>
      </text:list>
      <text:p text:style-name="P27"/>
      <text:p text:style-name="P27"/>
      <text:p text:style-name="P27"/>
      <text:p text:style-name="P9"><text:soft-page-break/><text:span text:style-name="T86">5c</text:span>.<text:span text:style-name="T66">1</text:span> <text:span text:style-name="T66">modificaStimaTempo</text:span>(<text:span text:style-name="T11">foglio</text:span><text:span text:style-name="T32"> : FoglioRiepilogativo, </text:span><text:span text:style-name="T10">compito</text:span><text:span text:style-name="T31"> : Compito, </text:span><text:span text:style-name="T18">stimaTempo</text:span><text:span text:style-name="T38"> : minuti</text:span><text:span text:style-name="T22">)</text:span></text:p>
      <text:p text:style-name="P15"/>
      <text:p text:style-name="P21">Pre-condizioni :</text:p>
      <text:list xml:id="list151957281679400" text:continue-list="list151957159336758" text:style-name="L1">
        <text:list-item>
          <text:p text:style-name="P52">sono state <text:span text:style-name="T90">aperte</text:span> una o più istanze di FoglioRiepilogativo comprendenti <text:span text:style-name="T1">foglio</text:span> </text:p>
        </text:list-item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217688205" text:style-name="L10">
        <text:list-item>
          <text:p text:style-name="P58"><text:span text:style-name="T1">compito</text:span>.stima tempo = <text:span text:style-name="T1">stimaTempo</text:span></text:p>
        </text:list-item>
      </text:list>
      <text:p text:style-name="P30"/>
      <text:p text:style-name="P30"/>
      <text:p text:style-name="P30"/>
      <text:p text:style-name="P9"><text:span text:style-name="T86">5d</text:span>.<text:span text:style-name="T66">1</text:span> <text:span text:style-name="T66">modificaQuantità</text:span>(<text:span text:style-name="T11">foglio</text:span><text:span text:style-name="T32"> : FoglioRiepilogativo, </text:span><text:span text:style-name="T10">compito</text:span><text:span text:style-name="T31"> : Compito, </text:span><text:span text:style-name="T19">quantità</text:span><text:span text:style-name="T39"> : testo</text:span><text:span text:style-name="T22">)</text:span></text:p>
      <text:p text:style-name="P15"/>
      <text:p text:style-name="P21">Pre-condizioni :</text:p>
      <text:list xml:id="list3423059174" text:style-name="L11">
        <text:list-item>
          <text:p text:style-name="P80"><text:span text:style-name="T97">sono state </text:span><text:span text:style-name="T98">aperte</text:span><text:span text:style-name="T97"> una o più istanze di FoglioRiepilogativo comprendenti </text:span><text:span text:style-name="T110">foglio</text:span><text:span text:style-name="T97"> </text:span></text:p>
        </text:list-item>
      </text:list>
      <text:list xml:id="list151957265581724" text:continue-list="list151957281679400" text:style-name="L1"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4136266417" text:style-name="L12">
        <text:list-item>
          <text:p text:style-name="P59"><text:span text:style-name="T1">compito</text:span>.quantità = <text:span text:style-name="T1">quantità</text:span></text:p>
        </text:list-item>
      </text:list>
      <text:p text:style-name="P33"/>
      <text:p text:style-name="P33"/>
      <text:p text:style-name="P33"/>
      <text:p text:style-name="P5"><text:span text:style-name="T86">5e</text:span>.<text:span text:style-name="T66">1</text:span> <text:span text:style-name="T66">segnaCompitoDaPreparare</text:span>(<text:span text:style-name="T13">foglio</text:span><text:span text:style-name="T34"> : FoglioRiepilogativo,</text:span><text:span text:style-name="T22"> </text:span><text:span text:style-name="T3">compito</text:span><text:span text:style-name="T25"> : Compito, </text:span><text:span text:style-name="T3">daPreparare</text:span><text:span text:style-name="T25"> : sì/no</text:span><text:span text:style-name="T22">)</text:span></text:p>
      <text:p text:style-name="P12"/>
      <text:p text:style-name="P18">Pre-condizioni :</text:p>
      <text:list xml:id="list2885486935" text:style-name="L13">
        <text:list-item>
          <text:p text:style-name="P60">SE <text:span text:style-name="T1">compito.</text:span>daPreparare = sì AND <text:span text:style-name="T1">daPreparare</text:span> = no ALLORA <text:span text:style-name="T65">nessun</text:span><text:span text:style-name="T136"> Cuoco </text:span><text:span text:style-name="T65">lavora a </text:span><text:span text:style-name="T21">compito</text:span><text:span text:style-name="T136"> e </text:span><text:span text:style-name="T21">compito</text:span><text:span text:style-name="T136"> </text:span><text:span text:style-name="T65">non è svolto in</text:span><text:span text:style-name="T136"> alcun Turno</text:span></text:p>
        </text:list-item>
      </text:list>
      <text:p text:style-name="P18">Post-condizioni : </text:p>
      <text:list xml:id="list2732642591" text:style-name="L14">
        <text:list-item>
          <text:p text:style-name="P40">compito<text:span text:style-name="T22">.daPreparare = </text:span>daPreparare</text:p>
        </text:list-item>
      </text:list>
      <text:p text:style-name="P32"/>
      <text:p text:style-name="P32"/>
      <text:p text:style-name="P32"/>
      <text:p text:style-name="P5"><text:span text:style-name="T86">5f</text:span>.<text:span text:style-name="T66">1</text:span> <text:span text:style-name="T66">segnaTurnoCompleto</text:span>(<text:span text:style-name="T3">turno</text:span><text:span text:style-name="T25"> : Turno, </text:span><text:span text:style-name="T3">completo</text:span><text:span text:style-name="T25"> : sì/no</text:span><text:span text:style-name="T22">)</text:span></text:p>
      <text:p text:style-name="P12"/>
      <text:p text:style-name="P18">Pre-condizioni :</text:p>
      <text:p text:style-name="P25"/>
      <text:p text:style-name="P18">Post-condizioni : </text:p>
      <text:list xml:id="list2387660046" text:style-name="L15">
        <text:list-item>
          <text:p text:style-name="P41">turno<text:span text:style-name="T22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3T15:19:52.769000000</dc:date>
    <meta:editing-duration>PT23H30M54S</meta:editing-duration>
    <meta:editing-cycles>16</meta:editing-cycles>
    <meta:document-statistic meta:table-count="0" meta:image-count="0" meta:object-count="0" meta:page-count="4" meta:paragraph-count="100" meta:word-count="863" meta:character-count="5364" meta:non-whitespace-character-count="4625"/>
  </office:meta>
</office:document-meta>
</file>